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Tuloslaskelma (kEUR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5 *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23614000" calcext:value-type="float">
            <text:p>23614000</text:p>
          </table:table-cell>
          <table:table-cell office:value-type="float" office:value="12499000" calcext:value-type="float">
            <text:p>12499000</text:p>
          </table:table-cell>
          <table:table-cell office:value-type="float" office:value="12732000" calcext:value-type="float">
            <text:p>12732000</text:p>
          </table:table-cell>
          <table:table-cell office:value-type="float" office:value="12709000" calcext:value-type="float">
            <text:p>12709000</text:p>
          </table:table-cell>
          <table:table-cell office:value-type="float" office:value="30176000" calcext:value-type="float">
            <text:p>301760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24714000" calcext:value-type="float">
            <text:p>-24714000</text:p>
          </table:table-cell>
          <table:table-cell office:value-type="float" office:value="-10811000" calcext:value-type="float">
            <text:p>-10811000</text:p>
          </table:table-cell>
          <table:table-cell office:value-type="float" office:value="-12562000" calcext:value-type="float">
            <text:p>-12562000</text:p>
          </table:table-cell>
          <table:table-cell office:value-type="float" office:value="-12190000" calcext:value-type="float">
            <text:p>-12190000</text:p>
          </table:table-cell>
          <table:table-cell office:value-type="float" office:value="-32479000" calcext:value-type="float">
            <text:p>-324790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-1100000" calcext:value-type="float">
            <text:p>-1100000</text:p>
          </table:table-cell>
          <table:table-cell office:value-type="float" office:value="1688000" calcext:value-type="float">
            <text:p>1688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519000" calcext:value-type="float">
            <text:p>519000</text:p>
          </table:table-cell>
          <table:table-cell office:value-type="float" office:value="-2303000" calcext:value-type="float">
            <text:p>-2303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-751000" calcext:value-type="float">
            <text:p>-751000</text:p>
          </table:table-cell>
          <table:table-cell office:value-type="float" office:value="2466000" calcext:value-type="float">
            <text:p>2466000</text:p>
          </table:table-cell>
          <table:table-cell office:value-type="float" office:value="3462000" calcext:value-type="float">
            <text:p>3462000</text:p>
          </table:table-cell>
          <table:table-cell office:value-type="float" office:value="-615000" calcext:value-type="float">
            <text:p>-615000</text:p>
          </table:table-cell>
          <table:table-cell office:value-type="float" office:value="-3106000" calcext:value-type="float">
            <text:p>-31060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-0.13" calcext:value-type="float">
            <text:p>-0,13</text:p>
          </table:table-cell>
          <table:table-cell office:value-type="float" office:value="0.62" calcext:value-type="float">
            <text:p>0,62</text:p>
          </table:table-cell>
          <table:table-cell office:value-type="float" office:value="0.92" calcext:value-type="float">
            <text:p>0,9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83" calcext:value-type="float">
            <text:p>-0,83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5836055012" calcext:value-type="float">
            <text:p>5836055012</text:p>
          </table:table-cell>
          <table:table-cell office:value-type="float" office:value="3992863716" calcext:value-type="float">
            <text:p>3992863716</text:p>
          </table:table-cell>
          <table:table-cell office:value-type="float" office:value="3745044246" calcext:value-type="float">
            <text:p>3745044246</text:p>
          </table:table-cell>
          <table:table-cell office:value-type="float" office:value="3744994342" calcext:value-type="float">
            <text:p>3744994342</text:p>
          </table:table-cell>
          <table:table-cell office:value-type="float" office:value="3744956052" calcext:value-type="float">
            <text:p>3744956052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se (kEUR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5 *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24182000" calcext:value-type="float">
            <text:p>24182000</text:p>
          </table:table-cell>
          <table:table-cell office:value-type="float" office:value="5046000" calcext:value-type="float">
            <text:p>5046000</text:p>
          </table:table-cell>
          <table:table-cell office:value-type="float" office:value="7339000" calcext:value-type="float">
            <text:p>7339000</text:p>
          </table:table-cell>
          <table:table-cell office:value-type="float" office:value="6048000" calcext:value-type="float">
            <text:p>6048000</text:p>
          </table:table-cell>
          <table:table-cell office:value-type="float" office:value="9071000" calcext:value-type="float">
            <text:p>9071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20674000" calcext:value-type="float">
            <text:p>20674000</text:p>
          </table:table-cell>
          <table:table-cell office:value-type="float" office:value="15824000" calcext:value-type="float">
            <text:p>15824000</text:p>
          </table:table-cell>
          <table:table-cell office:value-type="float" office:value="13724000" calcext:value-type="float">
            <text:p>13724000</text:p>
          </table:table-cell>
          <table:table-cell office:value-type="float" office:value="13796000" calcext:value-type="float">
            <text:p>13796000</text:p>
          </table:table-cell>
          <table:table-cell office:value-type="float" office:value="20878000" calcext:value-type="float">
            <text:p>208780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44901000" calcext:value-type="float">
            <text:p>44901000</text:p>
          </table:table-cell>
          <table:table-cell office:value-type="float" office:value="20870000" calcext:value-type="float">
            <text:p>20870000</text:p>
          </table:table-cell>
          <table:table-cell office:value-type="float" office:value="21063000" calcext:value-type="float">
            <text:p>21063000</text:p>
          </table:table-cell>
          <table:table-cell office:value-type="float" office:value="25191000" calcext:value-type="float">
            <text:p>25191000</text:p>
          </table:table-cell>
          <table:table-cell office:value-type="float" office:value="29949000" calcext:value-type="float">
            <text:p>29949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20093000" calcext:value-type="float">
            <text:p>20093000</text:p>
          </table:table-cell>
          <table:table-cell office:value-type="float" office:value="10446000" calcext:value-type="float">
            <text:p>10446000</text:p>
          </table:table-cell>
          <table:table-cell office:value-type="float" office:value="8611000" calcext:value-type="float">
            <text:p>8611000</text:p>
          </table:table-cell>
          <table:table-cell office:value-type="float" office:value="6467000" calcext:value-type="float">
            <text:p>6467000</text:p>
          </table:table-cell>
          <table:table-cell office:value-type="float" office:value="8061000" calcext:value-type="float">
            <text:p>8061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24808000" calcext:value-type="float">
            <text:p>24808000</text:p>
          </table:table-cell>
          <table:table-cell office:value-type="float" office:value="10424000" calcext:value-type="float">
            <text:p>10424000</text:p>
          </table:table-cell>
          <table:table-cell office:value-type="float" office:value="12452000" calcext:value-type="float">
            <text:p>12452000</text:p>
          </table:table-cell>
          <table:table-cell office:value-type="float" office:value="18724000" calcext:value-type="float">
            <text:p>18724000</text:p>
          </table:table-cell>
          <table:table-cell office:value-type="float" office:value="21888000" calcext:value-type="float">
            <text:p>21888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44901000" calcext:value-type="float">
            <text:p>44901000</text:p>
          </table:table-cell>
          <table:table-cell office:value-type="float" office:value="20870000" calcext:value-type="float">
            <text:p>20870000</text:p>
          </table:table-cell>
          <table:table-cell office:value-type="float" office:value="21063000" calcext:value-type="float">
            <text:p>21063000</text:p>
          </table:table-cell>
          <table:table-cell office:value-type="float" office:value="25191000" calcext:value-type="float">
            <text:p>25191000</text:p>
          </table:table-cell>
          <table:table-cell office:value-type="float" office:value="29949000" calcext:value-type="float">
            <text:p>29949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15:36.6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LibreOffice/5.4.2.2$Windows_X86_64 LibreOffice_project/22b09f6418e8c2d508a9eaf86b2399209b0990f4</meta:generator>
    <dc:date>2017-11-21T22:15:48.972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